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Delegate.createInstance( String implClassName , String xpath , String contextVar , Map namespace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hDelegate.init( String impl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thDelegate.Path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